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date</text:p>
          </table:table-cell>
          <table:table-cell table:style-name="ce1" office:value-type="string" calcext:value-type="string">
            <text:p>page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/17/2024</text:p>
          </table:table-cell>
          <table:table-cell table:style-name="ce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8/2024</text:p>
          </table:table-cell>
          <table:table-cell table:style-name="ce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9/2024</text:p>
          </table:table-cell>
          <table:table-cell table:style-name="ce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/20/2024</text:p>
          </table:table-cell>
          <table:table-cell table:style-name="ce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/21/2024</text:p>
          </table:table-cell>
          <table:table-cell table:style-name="ce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/22/2024</text:p>
          </table:table-cell>
          <table:table-cell table:style-name="ce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6/23/2024</text:p>
          </table:table-cell>
          <table:table-cell table:style-name="ce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/24/2024</text:p>
          </table:table-cell>
          <table:table-cell table:style-name="ce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/25/2024</text:p>
          </table:table-cell>
          <table:table-cell table:style-name="ce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/26/2024</text:p>
          </table:table-cell>
          <table:table-cell table:style-name="ce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/27/2024</text:p>
          </table:table-cell>
          <table:table-cell table:style-name="ce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6/28/2024</text:p>
          </table:table-cell>
          <table:table-cell table:style-name="ce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/29/2024</text:p>
          </table:table-cell>
          <table:table-cell table:style-name="ce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6/30/2024</text:p>
          </table:table-cell>
          <table:table-cell table:style-name="ce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/1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7/2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/3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/4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7/5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/6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/7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/8/2024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/9/2024</text:p>
          </table:table-cell>
          <table:table-cell table:style-name="ce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/10/2024</text:p>
          </table:table-cell>
          <table:table-cell table:style-name="ce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7/11/202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7/12/20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7/13/20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7/14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7/15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7/16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7/17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7/18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7/19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/20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7/21/20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7/22/202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7/23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7/24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7/25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/26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/27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7/28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/29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7/30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/31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8/1/202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8/2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8/3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8/4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8/5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8/6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8/7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8/8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8/9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8/10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8/11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/12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8/13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8/14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/15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/16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8/17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/18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8/19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8/20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8/21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8/22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8/23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8/24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8/25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8/26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8/27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8/28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/29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8/30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8/31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9/1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9/2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9/3/20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9/4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9/5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9/6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9/7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9/8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9/9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9/10/202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9/11/202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9/12/202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9/13/202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9/14/202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/15/202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/16/202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9/17/202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9/18/2024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9/19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/20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9/21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9/22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9/23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9/24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/25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9/26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9/27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9/28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9/29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9/30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0/1/202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0/2/202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0/3/202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0/4/202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/5/202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0/6/202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0/7/202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0/8/202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0/9/202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0/10/202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0/11/202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0/12/2024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0/13/202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0/14/202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0/15/202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0/16/202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0/17/202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0/18/202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0/19/202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0/20/2024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0/21/2024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0/22/202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0/23/2024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0/24/202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0/25/202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0/26/202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0/27/202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0/28/202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0/29/202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0/30/2024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0/31/202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1/1/20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5:28:21.475790199</meta:creation-date>
    <dc:date>2024-10-02T18:05:29.042957949</dc:date>
    <meta:editing-duration>P44DT3H49M24S</meta:editing-duration>
    <meta:editing-cycles>31</meta:editing-cycles>
    <meta:generator>LibreOffice/7.3.7.2$Linux_X86_64 LibreOffice_project/30$Build-2</meta:generator>
    <meta:document-statistic meta:table-count="1" meta:cell-count="387" meta:object-count="0"/>
  </office:meta>
</office:document-meta>
</file>